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156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hout_ga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neage</text:p>
          </table:table-cell>
          <table:table-cell office:value-type="string" calcext:value-type="string">
            <text:p>Branch Number</text:p>
          </table:table-cell>
          <table:table-cell office:value-type="string" calcext:value-type="string">
            <text:p>Log-likelihood (Null model)</text:p>
          </table:table-cell>
          <table:table-cell office:value-type="string" calcext:value-type="string">
            <text:p>Log-likelihood (Alternative model)</text:p>
          </table:table-cell>
        </table:table-row>
        <table:table-row table:style-name="ro1">
          <table:table-cell office:value-type="string" calcext:value-type="string">
            <text:p>Bos_mutus_wild_y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125.929779" calcext:value-type="float">
            <text:p>-4125.929779</text:p>
          </table:table-cell>
        </table:table-row>
        <table:table-row table:style-name="ro1">
          <table:table-cell office:value-type="string" calcext:value-type="string">
            <text:p>Bos_indicus_zebu_cattle</text:p>
          </table:table-cell>
          <table:table-cell office:value-type="float" office:value="2" calcext:value-type="float">
            <text:p>2</text:p>
          </table:table-cell>
          <table:table-cell office:value-type="float" office:value="-4123.957703" calcext:value-type="float">
            <text:p>-4123.957703</text:p>
          </table:table-cell>
          <table:table-cell office:value-type="float" office:value="-4124.435736" calcext:value-type="float">
            <text:p>-4124.4357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4124.348123" calcext:value-type="float">
            <text:p>-4124.348123</text:p>
          </table:table-cell>
          <table:table-cell office:value-type="float" office:value="-4124.681102" calcext:value-type="float">
            <text:p>-4124.681102</text:p>
          </table:table-cell>
        </table:table-row>
        <table:table-row table:style-name="ro1">
          <table:table-cell office:value-type="string" calcext:value-type="string">
            <text:p>Bos_taurus_c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4126.247083" calcext:value-type="float">
            <text:p>-4126.247083</text:p>
          </table:table-cell>
        </table:table-row>
        <table:table-row table:style-name="ro1">
          <table:table-cell office:value-type="string" calcext:value-type="string">
            <text:p>Pantholops_hodgsonii_chir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Capra_hircus_goat</text:p>
          </table:table-cell>
          <table:table-cell office:value-type="float" office:value="7" calcext:value-type="float">
            <text:p>7</text:p>
          </table:table-cell>
          <table:table-cell office:value-type="float" office:value="-4126.518869" calcext:value-type="float">
            <text:p>-4126.518869</text:p>
          </table:table-cell>
          <table:table-cell office:value-type="float" office:value="-4126.518863" calcext:value-type="float">
            <text:p>-4126.518863</text:p>
          </table:table-cell>
        </table:table-row>
        <table:table-row table:style-name="ro1">
          <table:table-cell office:value-type="string" calcext:value-type="string">
            <text:p>Ovis_aries_sheep</text:p>
          </table:table-cell>
          <table:table-cell office:value-type="float" office:value="8" calcext:value-type="float">
            <text:p>8</text:p>
          </table:table-cell>
          <table:table-cell office:value-type="float" office:value="-4126.518869" calcext:value-type="float">
            <text:p>-4126.518869</text:p>
          </table:table-cell>
          <table:table-cell office:value-type="float" office:value="-4126.518863" calcext:value-type="float">
            <text:p>-4126.5188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Lipotes_vexillifer_Yangtze_River_dolph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Orcinus_orca_killer_wh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4126.435588" calcext:value-type="float">
            <text:p>-4126.435588</text:p>
          </table:table-cell>
          <table:table-cell office:value-type="float" office:value="-4126.437535" calcext:value-type="float">
            <text:p>-4126.4375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Sus_scrofa_pig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4126.466866" calcext:value-type="float">
            <text:p>-4126.46686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4126.519013" calcext:value-type="float">
            <text:p>-4126.519013</text:p>
          </table:table-cell>
          <table:table-cell office:value-type="float" office:value="-4126.518926" calcext:value-type="float">
            <text:p>-4126.518926</text:p>
          </table:table-cell>
        </table:table-row>
        <table:table-row table:style-name="ro1">
          <table:table-cell office:value-type="string" calcext:value-type="string">
            <text:p>Camelus_ferus_Wild_Bactrian_came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4126.449847" calcext:value-type="float">
            <text:p>-4126.44984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4115.923731" calcext:value-type="float">
            <text:p>-4115.923731</text:p>
          </table:table-cell>
          <table:table-cell office:value-type="float" office:value="-4125.351044" calcext:value-type="float">
            <text:p>-4125.351044</text:p>
          </table:table-cell>
        </table:table-row>
        <table:table-row table:style-name="ro1">
          <table:table-cell office:value-type="string" calcext:value-type="string">
            <text:p>Equus_asinus_as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Equus_caballus_horse</text:p>
          </table:table-cell>
          <table:table-cell office:value-type="float" office:value="21" calcext:value-type="float">
            <text:p>21</text:p>
          </table:table-cell>
          <table:table-cell office:value-type="float" office:value="-4126.518855" calcext:value-type="float">
            <text:p>-4126.518855</text:p>
          </table:table-cell>
          <table:table-cell office:value-type="float" office:value="-4126.518857" calcext:value-type="float">
            <text:p>-4126.51885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4126.518852" calcext:value-type="float">
            <text:p>-4126.518852</text:p>
          </table:table-cell>
          <table:table-cell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Equus_przewalskii_Przewalskis_horse</text:p>
          </table:table-cell>
          <table:table-cell office:value-type="float" office:value="23" calcext:value-type="float">
            <text:p>23</text:p>
          </table:table-cell>
          <table:table-cell office:value-type="float" office:value="-4124.282284" calcext:value-type="float">
            <text:p>-4124.282284</text:p>
          </table:table-cell>
          <table:table-cell office:value-type="float" office:value="-4124.64059" calcext:value-type="float">
            <text:p>-4124.640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Panthera_tigris_altaica_Amur_tiger</text:p>
          </table:table-cell>
          <table:table-cell office:value-type="float" office:value="25" calcext:value-type="float">
            <text:p>25</text:p>
          </table:table-cell>
          <table:table-cell office:value-type="float" office:value="-4126.518859" calcext:value-type="float">
            <text:p>-4126.518859</text:p>
          </table:table-cell>
          <table:table-cell office:value-type="float" office:value="-4126.51886" calcext:value-type="float">
            <text:p>-4126.51886</text:p>
          </table:table-cell>
        </table:table-row>
        <table:table-row table:style-name="ro1">
          <table:table-cell office:value-type="string" calcext:value-type="string">
            <text:p>Acinonyx_jubatus_cheetah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Felis_catus_domestic_cat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4126.518859" calcext:value-type="float">
            <text:p>-4126.518859</text:p>
          </table:table-cell>
          <table:table-cell office:value-type="float" office:value="-4126.51886" calcext:value-type="float">
            <text:p>-4126.5188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Ursus_maritimus_polar_bear</text:p>
          </table:table-cell>
          <table:table-cell office:value-type="float" office:value="30" calcext:value-type="float">
            <text:p>30</text:p>
          </table:table-cell>
          <table:table-cell office:value-type="float" office:value="-4123.524337" calcext:value-type="float">
            <text:p>-4123.524337</text:p>
          </table:table-cell>
          <table:table-cell office:value-type="float" office:value="-4123.870164" calcext:value-type="float">
            <text:p>-4123.870164</text:p>
          </table:table-cell>
        </table:table-row>
        <table:table-row table:style-name="ro1">
          <table:table-cell office:value-type="string" calcext:value-type="string">
            <text:p>Ailuropoda_melanoleuca_giant_panda</text:p>
          </table:table-cell>
          <table:table-cell office:value-type="float" office:value="31" calcext:value-type="float">
            <text:p>31</text:p>
          </table:table-cell>
          <table:table-cell office:value-type="float" office:value="-4125.001322" calcext:value-type="float">
            <text:p>-4125.001322</text:p>
          </table:table-cell>
          <table:table-cell office:value-type="float" office:value="-4125.151074" calcext:value-type="float">
            <text:p>-4125.15107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Odobenus_rosmarus_divergens_Pacific_walrus</text:p>
          </table:table-cell>
          <table:table-cell office:value-type="float" office:value="33" calcext:value-type="float">
            <text:p>33</text:p>
          </table:table-cell>
          <table:table-cell office:value-type="float" office:value="-4124.836838" calcext:value-type="float">
            <text:p>-4124.836838</text:p>
          </table:table-cell>
          <table:table-cell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Canis_familiaris_dog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4126.465881" calcext:value-type="float">
            <text:p>-4126.46588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-4125.698398" calcext:value-type="float">
            <text:p>-4125.69839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4126.518862" calcext:value-type="float">
            <text:p>-4126.518862</text:p>
          </table:table-cell>
          <table:table-cell office:value-type="float" office:value="-4126.518921" calcext:value-type="float">
            <text:p>-4126.51892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Myotis_brandtii_Brandts_ba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Myotis_davidii_Vesper_bat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Hipposideros_armiger_great_roundleaf_bat</text:p>
          </table:table-cell>
          <table:table-cell office:value-type="float" office:value="43" calcext:value-type="float">
            <text:p>43</text:p>
          </table:table-cell>
          <table:table-cell office:value-type="float" office:value="-4124.839334" calcext:value-type="float">
            <text:p>-4124.839334</text:p>
          </table:table-cell>
          <table:table-cell office:value-type="float" office:value="-4125.830798" calcext:value-type="float">
            <text:p>-4125.830798</text:p>
          </table:table-cell>
        </table:table-row>
        <table:table-row table:style-name="ro1">
          <table:table-cell office:value-type="string" calcext:value-type="string">
            <text:p>Pteropus_alecto_black_fruit_bat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-4123.933746" calcext:value-type="float">
            <text:p>-4123.93374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4125.539238" calcext:value-type="float">
            <text:p>-4125.539238</text:p>
          </table:table-cell>
          <table:table-cell office:value-type="float" office:value="-4126.423092" calcext:value-type="float">
            <text:p>-4126.42309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-4125.912354" calcext:value-type="float">
            <text:p>-4125.91235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Heterocephalus_glaber_naked_mole_rat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Nannospalax_galili_blind_mole_rat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Rattus_norvegicus_ra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Mus_musculus_mous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Cricetulus_griseus_Chinese_hamster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Castor_canadensis_American_beaver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Oryctolagus_cuniculus_rabbit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4126.526802" calcext:value-type="float">
            <text:p>-4126.526802</text:p>
          </table:table-cell>
          <table:table-cell office:value-type="float" office:value="-4126.526683" calcext:value-type="float">
            <text:p>-4126.526683</text:p>
          </table:table-cell>
        </table:table-row>
        <table:table-row table:style-name="ro1">
          <table:table-cell office:value-type="string" calcext:value-type="string">
            <text:p>Tupaia_chinensis_Chinese_tree_shrew</text:p>
          </table:table-cell>
          <table:table-cell office:value-type="float" office:value="61" calcext:value-type="float">
            <text:p>61</text:p>
          </table:table-cell>
          <table:table-cell office:value-type="float" office:value="-4124.22646" calcext:value-type="float">
            <text:p>-4124.22646</text:p>
          </table:table-cell>
          <table:table-cell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4126.518856" calcext:value-type="float">
            <text:p>-4126.518856</text:p>
          </table:table-cell>
          <table:table-cell office:value-type="float" office:value="-4126.518863" calcext:value-type="float">
            <text:p>-4126.518863</text:p>
          </table:table-cell>
        </table:table-row>
        <table:table-row table:style-name="ro1">
          <table:table-cell office:value-type="string" calcext:value-type="string">
            <text:p>Callithrix_jacchus_whitetuftedear_marmose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Macaca_fascicularis_crabeating_macaque</text:p>
          </table:table-cell>
          <table:table-cell office:value-type="float" office:value="64" calcext:value-type="float">
            <text:p>64</text:p>
          </table:table-cell>
          <table:table-cell office:value-type="float" office:value="-4124.350226" calcext:value-type="float">
            <text:p>-4124.350226</text:p>
          </table:table-cell>
          <table:table-cell office:value-type="float" office:value="-4124.683892" calcext:value-type="float">
            <text:p>-4124.683892</text:p>
          </table:table-cell>
        </table:table-row>
        <table:table-row table:style-name="ro1">
          <table:table-cell office:value-type="string" calcext:value-type="string">
            <text:p>Macaca_mulatta_rhesus_monkey</text:p>
          </table:table-cell>
          <table:table-cell office:value-type="float" office:value="65" calcext:value-type="float">
            <text:p>65</text:p>
          </table:table-cell>
          <table:table-cell office:value-type="float" office:value="-4126.518873" calcext:value-type="float">
            <text:p>-4126.518873</text:p>
          </table:table-cell>
          <table:table-cell office:value-type="float" office:value="-4126.518865" calcext:value-type="float">
            <text:p>-4126.5188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-4125.493882" calcext:value-type="float">
            <text:p>-4125.493882</text:p>
          </table:table-cell>
        </table:table-row>
        <table:table-row table:style-name="ro1">
          <table:table-cell office:value-type="string" calcext:value-type="string">
            <text:p>Chlorocebus_sabaeus_green_monkey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Rhinopithecus_bieti_black_snubnosed_monkey</text:p>
          </table:table-cell>
          <table:table-cell office:value-type="float" office:value="69" calcext:value-type="float">
            <text:p>69</text:p>
          </table:table-cell>
          <table:table-cell office:value-type="float" office:value="-4126.518874" calcext:value-type="float">
            <text:p>-4126.518874</text:p>
          </table:table-cell>
          <table:table-cell office:value-type="float" office:value="-4126.518866" calcext:value-type="float">
            <text:p>-4126.518866</text:p>
          </table:table-cell>
        </table:table-row>
        <table:table-row table:style-name="ro1">
          <table:table-cell office:value-type="string" calcext:value-type="string">
            <text:p>Rhinopithecus_roxellana_golden_snubnosed_monkey</text:p>
          </table:table-cell>
          <table:table-cell office:value-type="float" office:value="70" calcext:value-type="float">
            <text:p>70</text:p>
          </table:table-cell>
          <table:table-cell office:value-type="float" office:value="-4126.518874" calcext:value-type="float">
            <text:p>-4126.518874</text:p>
          </table:table-cell>
          <table:table-cell office:value-type="float" office:value="-4126.518866" calcext:value-type="float">
            <text:p>-4126.51886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Nomascus_leucogenys_northern_whitecheeked_gibbon</text:p>
          </table:table-cell>
          <table:table-cell office:value-type="float" office:value="73" calcext:value-type="float">
            <text:p>73</text:p>
          </table:table-cell>
          <table:table-cell office:value-type="float" office:value="-4126.496208" calcext:value-type="float">
            <text:p>-4126.496208</text:p>
          </table:table-cell>
          <table:table-cell office:value-type="float" office:value="-4126.500221" calcext:value-type="float">
            <text:p>-4126.500221</text:p>
          </table:table-cell>
        </table:table-row>
        <table:table-row table:style-name="ro1">
          <table:table-cell office:value-type="string" calcext:value-type="string">
            <text:p>Pongo_abelii_Sumatran_orangutan</text:p>
          </table:table-cell>
          <table:table-cell office:value-type="float" office:value="74" calcext:value-type="float">
            <text:p>74</text:p>
          </table:table-cell>
          <table:table-cell office:value-type="float" office:value="-4118.948292" calcext:value-type="float">
            <text:p>-4118.948292</text:p>
          </table:table-cell>
          <table:table-cell office:value-type="float" office:value="-4123.749415" calcext:value-type="float">
            <text:p>-4123.749415</text:p>
          </table:table-cell>
        </table:table-row>
        <table:table-row table:style-name="ro1">
          <table:table-cell office:value-type="string" calcext:value-type="string">
            <text:p>Gorilla_gorilla_gorilla_western_lowland_gorill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 office:value-type="string" calcext:value-type="string">
            <text:p>Homo_sapiens_human</text:p>
          </table:table-cell>
          <table:table-cell office:value-type="float" office:value="76" calcext:value-type="float">
            <text:p>76</text:p>
          </table:table-cell>
          <table:table-cell office:value-type="float" office:value="-4126.518875" calcext:value-type="float">
            <text:p>-4126.518875</text:p>
          </table:table-cell>
          <table:table-cell office:value-type="float" office:value="-4126.518866" calcext:value-type="float">
            <text:p>-4126.518866</text:p>
          </table:table-cell>
        </table:table-row>
        <table:table-row table:style-name="ro1">
          <table:table-cell office:value-type="string" calcext:value-type="string">
            <text:p>Pan_paniscus_bonobo</text:p>
          </table:table-cell>
          <table:table-cell office:value-type="float" office:value="77" calcext:value-type="float">
            <text:p>77</text:p>
          </table:table-cell>
          <table:table-cell office:value-type="float" office:value="-4126.518874" calcext:value-type="float">
            <text:p>-4126.518874</text:p>
          </table:table-cell>
          <table:table-cell office:value-type="float" office:value="-4126.518865" calcext:value-type="float">
            <text:p>-4126.518865</text:p>
          </table:table-cell>
        </table:table-row>
        <table:table-row table:style-name="ro1">
          <table:table-cell office:value-type="string" calcext:value-type="string">
            <text:p>Pan_troglodytes_chimpanzee</text:p>
          </table:table-cell>
          <table:table-cell office:value-type="float" office:value="78" calcext:value-type="float">
            <text:p>78</text:p>
          </table:table-cell>
          <table:table-cell office:value-type="float" office:value="-4126.518874" calcext:value-type="float">
            <text:p>-4126.518874</text:p>
          </table:table-cell>
          <table:table-cell office:value-type="float" office:value="-4126.518865" calcext:value-type="float">
            <text:p>-4126.51886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4126.518876" calcext:value-type="float">
            <text:p>-4126.518876</text:p>
          </table:table-cell>
          <table:table-cell office:value-type="float" office:value="-4126.518866" calcext:value-type="float">
            <text:p>-4126.51886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4123.102157" calcext:value-type="float">
            <text:p>-4123.102157</text:p>
          </table:table-cell>
          <table:table-cell office:value-type="float" office:value="-4123.165063" calcext:value-type="float">
            <text:p>-4123.16506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4126.518882" calcext:value-type="float">
            <text:p>-4126.518882</text:p>
          </table:table-cell>
          <table:table-cell office:value-type="float" office:value="-4126.518869" calcext:value-type="float">
            <text:p>-4126.51886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4117.030263" calcext:value-type="float">
            <text:p>-4117.030263</text:p>
          </table:table-cell>
          <table:table-cell office:value-type="float" office:value="-4122.546702" calcext:value-type="float">
            <text:p>-4122.54670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-4126.518856" calcext:value-type="float">
            <text:p>-4126.518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8:23:36.495346628</meta:creation-date>
    <dc:date>2020-08-03T08:08:38.586956963</dc:date>
    <meta:editing-duration>PT4M13S</meta:editing-duration>
    <meta:editing-cycles>1</meta:editing-cycles>
    <meta:document-statistic meta:table-count="1" meta:cell-count="303" meta:object-count="0"/>
    <meta:generator>LibreOffice/6.0.7.3$Linux_X86_64 LibreOffice_project/00m0$Build-3</meta:generator>
  </office:meta>
</office:document-meta>
</file>